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A1BBD62B865E10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265cm, 15.104cm, 5.65cm, 17.033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Vorm1" draw:style-name="gr1" draw:text-style-name="P1" svg:width="16.999cm" svg:height="16.999cm" svg:x="0cm" svg:y="0cm"><draw:image xlink:href="Pictures/100002010000078000000438A1BBD62B865E10A4.pn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13:49:45.268123692</meta:creation-date>
    <dc:date>2019-11-16T15:17:09.389932130</dc:date>
    <meta:editing-duration>PT1H5M4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